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EPCHNI+Times-Roman" svg:font-family="EPCHNI+Times-Roman" style:font-family-generic="roman"/>
    <style:font-face style:name="GFLIOO+Times-Roman" svg:font-family="GFLIOO+Times-Roman" style:font-family-generic="roman"/>
    <style:font-face style:name="PKEEEG+Times-Roman" svg:font-family="PKEEEG+Times-Roman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GFLIOO+Times-Roman" fo:font-size="10pt" style:font-name-asian="GFLIOO+Times-Roman" style:font-size-asian="10pt" style:font-name-complex="GFLIOO+Times-Roman" style:font-size-complex="10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style:font-name-asian="PKEEEG+Times-Roman" style:font-size-asian="12pt" style:font-name-complex="PKEEEG+Times-Roman" style:font-size-complex="12pt"/>
    </style:style>
    <style:style style:name="P4" style:family="paragraph" style:parent-style-name="Standard">
      <style:text-properties fo:color="#000000" style:font-name="Times New Roman" fo:font-size="12pt" style:font-name-asian="EPCHNI+Times-Roman" style:font-size-asian="12pt" style:font-name-complex="EPCHNI+Times-Roman" style:font-size-complex="12pt"/>
    </style:style>
    <style:style style:name="P5" style:family="paragraph" style:parent-style-name="Standard">
      <style:paragraph-properties style:text-autospace="none"/>
      <style:text-properties fo:color="#000000" style:font-name="Times New Roman" fo:font-size="12pt" style:font-name-asian="GFLIOO+Times-Roman" style:font-size-asian="12pt" style:font-name-complex="GFLIOO+Times-Roman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GFLIOO+Times-Roman" fo:font-size="8pt" style:font-name-asian="GFLIOO+Times-Roman" style:font-size-asian="8pt" style:font-name-complex="GFLIOO+Times-Roman" style:font-size-complex="8pt"/>
    </style:style>
    <style:style style:name="T5" style:family="text">
      <style:text-properties style:font-name="GFLIOO+Times-Roman" style:font-name-asian="GFLIOO+Times-Roman" style:font-name-complex="GFLIOO+Times-Roman"/>
    </style:style>
    <style:style style:name="T6" style:family="text">
      <style:text-properties fo:color="#000000" style:font-name="GFLIOO+Times-Roman" fo:font-size="8pt" style:font-name-asian="GFLIOO+Times-Roman" style:font-size-asian="8pt" style:font-name-complex="GFLIOO+Times-Roman" style:font-size-complex="8pt"/>
    </style:style>
    <style:style style:name="T7" style:family="text">
      <style:text-properties fo:color="#000000" style:font-name="GFLIOO+Times-Roman" style:font-name-asian="GFLIOO+Times-Roman" style:font-name-complex="GFLIOO+Times-Roman"/>
    </style:style>
    <style:style style:name="T8" style:family="text">
      <style:text-properties fo:color="#000000" style:font-name-asian="GFLIOO+Times-Roman" style:font-name-complex="GFLIOO+Times-Roman"/>
    </style:style>
    <style:style style:name="T9" style:family="text">
      <style:text-properties style:font-name-asian="GFLIOO+Times-Roman" style:font-name-complex="GFLIOO+Times-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</text:p>
      <text:p text:style-name="P2"/>
      <text:p text:style-name="P2">The bibtex entry for the missing Jones reference is:</text:p>
      <text:p text:style-name="P2"/>
      <text:p text:style-name="P2">@ARTICLE{1928MNRAS..88..660S,</text:p>
      <text:p text:style-name="P2"><text:s text:c="3"/>author = {{Spencer Jones}, H.},</text:p>
      <text:p text:style-name="P2"><text:s text:c="4"/>title = "{The radial velocity variations of a Orionis and a Scorpii}",</text:p>
      <text:p text:style-name="P2"><text:s text:c="2"/>journal = {\mnras},</text:p>
      <text:p text:style-name="P2"><text:s text:c="5"/>year = 1928,</text:p>
      <text:p text:style-name="P2"><text:s text:c="4"/>month = jun,</text:p>
      <text:p text:style-name="P2"><text:s text:c="3"/>volume = 88,</text:p>
      <text:p text:style-name="P2"><text:s text:c="4"/>pages = {660},</text:p>
      <text:p text:style-name="P2"><text:s text:c="3"/>adsurl = {http://adsabs.harvard.edu/abs/1928MNRAS..88..660S},</text:p>
      <text:p text:style-name="P2"><text:s text:c="2"/>adsnote = {Provided by the SAO/NASA Astrophysics Data System}</text:p>
      <text:p text:style-name="P2">}</text:p>
      <text:p text:style-name="P2">Q2</text:p>
      <text:p text:style-name="P2">The Bracewell reference should be:</text:p>
      <text:p text:style-name="P2"><text:span text:style-name="T9">Bracewell, R. N. 2000, The Fourier Transform and Its Applications (3rd ed.; Singapore</text:span><text:span text:style-name="T9">: McGraw-Hill)</text:span></text:p>
      <text:p text:style-name="P3"/>
      <text:p text:style-name="P3">Q3</text:p>
      <text:p text:style-name="P3">The conference title is correct but the format should probably be shorter e.g.</text:p>
      <text:p text:style-name="P3"/>
      <text:p text:style-name="P2">Harper, G.M., Carpenter, K. G., Ryde, N., et al. 2009, AIP Conf. Ser., 1094, 868</text:p>
      <text:p text:style-name="P2"/>
      <text:p text:style-name="P2">Q4</text:p>
      <text:p text:style-name="P2">The correct Sanford reference is:</text:p>
      <text:p text:style-name="P2"/>
      <text:p text:style-name="P2">Sanford, R. F. 1933, ApJ, 77, 110</text:p>
      <text:p text:style-name="P2"/>
      <text:p text:style-name="P2">Q5</text:p>
      <text:p text:style-name="P2">The 1999 should be removed from the end of this reference and so should read:</text:p>
      <text:p text:style-name="P2"/>
      <text:p text:style-name="P2">Taylor, G. B., Carilli, C. L., &amp; Perley, R. A. (ed.) 1999, ASP Conf. Ser. 180,</text:p>
      <text:p text:style-name="P2">Synthesis Imaging in Radio Astronomy II (San Francisco, CA: ASP)</text:p>
      <text:p text:style-name="P4"/>
      <text:p text:style-name="P5">Other Edits:</text:p>
      <text:p text:style-name="P5">1)</text:p>
      <text:p text:style-name="P5">In section 2, paragraph 4: I feel the line ' All calibration and imaging was carried out within the CASA.' should read ' All calibration and imaging was carried out within CASA.' i.e. remove 'the'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EPCHNI+Times-Roman" svg:font-family="EPCHNI+Times-Roman" style:font-family-generic="roman"/>
    <style:font-face style:name="GFLIOO+Times-Roman" svg:font-family="GFLIOO+Times-Roman" style:font-family-generic="roman"/>
    <style:font-face style:name="PKEEEG+Times-Roman" svg:font-family="PKEEEG+Times-Roman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mon </meta:initial-creator>
    <meta:creation-date>2012-06-13T15:28:54</meta:creation-date>
    <dc:date>2012-06-14T13:26:17</dc:date>
    <dc:creator>Eamon </dc:creator>
    <meta:editing-duration>PT1H53M27S</meta:editing-duration>
    <meta:editing-cycles>9</meta:editing-cycles>
    <meta:generator>LibreOffice/3.4$Unix LibreOffice_project/340m1$Build-402</meta:generator>
    <meta:document-statistic meta:table-count="0" meta:image-count="0" meta:object-count="0" meta:page-count="1" meta:paragraph-count="29" meta:word-count="198" meta:character-count="1200" meta:non-whitespace-character-count="1001"/>
  </office:meta>
</office:document-meta>
</file>